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6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/>
      <style:text-properties style:font-name="Arial1" style:font-name-complex="Arial1"/>
    </style:style>
    <style:style style:name="P7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/>
      <style:text-properties style:font-name="Arial1" officeooo:paragraph-rsid="0016aeaf" style:font-name-complex="Arial1"/>
    </style:style>
    <style:style style:name="P8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/>
      <style:text-properties style:font-name="Arial1" fo:font-size="12pt" style:font-size-asian="12pt" style:font-name-complex="Arial1" style:font-size-complex="12pt"/>
    </style:style>
    <style:style style:name="P9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2"><text:tab/></text:span><text:span text:style-name="T3">Consultes SQL</text:span><text:span text:style-name="T2"><text:tab/></text:span></text:p>
      <text:p text:style-name="P3"/>
      <text:list xml:id="list1501590528" text:style-name="L1">
        <text:list-item>
          <text:p text:style-name="P6">Obtenir una llista de tots els clients (codi) amb comandes de l’any 1997.</text:p>
        </text:list-item>
        <text:list-item>
          <text:p text:style-name="P7">Obtenir els clients (codi), numcomanda i el mes d’aquelles comandes que s’hagin fet en mesos parells. <text:span text:style-name="T5">Nota: MOD(N,M) retorna el resto de N dividit de M</text:span><text:span text:style-name="T4"> </text:span></text:p>
        </text:list-item>
        <text:list-item>
          <text:p text:style-name="P6">Obtenir els empleats que fa més de 21 anys que treballen a l’empresa.</text:p>
        </text:list-item>
        <text:list-item>
          <text:p text:style-name="P6"><text:s/>Obtenir les diferents ciutats on tenim ubicades oficines.</text:p>
        </text:list-item>
        <text:list-item>
          <text:p text:style-name="P6">Obtenir tots els empleats que no tenen cap.</text:p>
        </text:list-item>
        <text:list-item>
          <text:p text:style-name="P6">Obtenir els directors d’oficines on s’ha superat l’objectiu de vendes.</text:p>
        </text:list-item>
        <text:list-item>
          <text:p text:style-name="P6">Obtenir totes les comandes de fa 13 anys.</text:p>
        </text:list-item>
        <text:list-item>
          <text:p text:style-name="P6">Obtenir els productes (codfab, codprod) que tingui alguna venda superior als 3000 € d’import .</text:p>
        </text:list-item>
        <text:list-item>
          <text:p text:style-name="P6">Llistar els productes que la segona lletra del codi sigui una c <text:s/>o una e i que s’hagin demanat alguna vegada superant les 9 unitats.</text:p>
        </text:list-item>
        <text:list-item>
          <text:p text:style-name="P8">Llistar els productes que el codi de fabricació contingui la subcadena ‘ei’ <text:s/>i que el codprod acabi en ‘5c’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<text:s/>de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tab/>Pàgina <text:page-number text:select-page="current">1</text:page-number><text:s/>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s</meta:initial-creator>
    <meta:creation-date>2007-09-15T16:35:00</meta:creation-date>
    <dc:date>2020-03-02T09:18:42.501463224</dc:date>
    <meta:print-date>2004-09-14T16:47:00</meta:print-date>
    <meta:editing-cycles>39</meta:editing-cycles>
    <meta:editing-duration>PT4H47M41S</meta:editing-duration>
    <meta:document-statistic meta:table-count="0" meta:image-count="0" meta:object-count="0" meta:page-count="1" meta:paragraph-count="13" meta:word-count="165" meta:character-count="906" meta:non-whitespace-character-count="754"/>
    <meta:user-defined meta:name="Informació 1"/>
    <meta:user-defined meta:name="Informació 2"/>
    <meta:user-defined meta:name="Informació 3"/>
    <meta:user-defined meta:name="Informació 4"/>
  </office:meta>
</office:document-meta>
</file>